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officeooo:paragraph-rsid="00133521"/>
    </style:style>
    <style:style style:name="P3" style:family="paragraph" style:parent-style-name="Standard" style:master-page-name="Standard">
      <style:paragraph-properties style:page-number="auto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 officeooo:rsid="00133521"/>
    </style:style>
    <style:style style:name="T2" style:family="text">
      <style:text-properties fo:language="en" fo:country="US" officeooo:rsid="0014d54d"/>
    </style:style>
    <style:style style:name="T3" style:family="text">
      <style:text-properties fo:color="#00000a" style:font-name="Liberation Serif1" fo:font-size="12pt" fo:language="en" fo:country="US" officeooo:rsid="0014d54d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gnificance and Novelty of this paper</text:p>
      <text:p text:style-name="P1"/>
      <text:p text:style-name="P2"><text:span text:style-name="T1">For the first time, structure-preserving numerical methods with the aim to preserve certain invariants </text:span><text:span text:style-name="T2">or conservation laws</text:span><text:span text:style-name="T1"> of the considered</text:span><text:span text:style-name="T2"> system of nonlinear partial differential equations</text:span><text:span text:style-name="T1">, have been applied to a </text:span><text:span text:style-name="T2">model belonging to the class of</text:span><text:span text:style-name="T1"> hybrid MHD-kinetic plasma model</text:span><text:span text:style-name="T3">s. The numerical methods applied in the paper make use of techniques from finite element exterior calculus and geometric electromagnetic particle-in-cell methods. Unlike existing algorithms in the field of MHD-kinetic hybrid models, our presented algorithm features exact conservation of mass, energy and the divergence-free constraint of the magnetic field, leading to the necessary numerical stability in long-term nonlinear plasma simula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04T09:09:28</meta:creation-date>
    <dc:date>2020-07-23T14:48:10.160434194</dc:date>
    <meta:editing-cycles>6</meta:editing-cycles>
    <meta:editing-duration>PT29M31S</meta:editing-duration>
    <meta:generator>LibreOffice/6.4.3.2$Linux_X86_64 LibreOffice_project/40$Build-2</meta:generator>
    <meta:document-statistic meta:table-count="0" meta:image-count="0" meta:object-count="0" meta:page-count="1" meta:paragraph-count="2" meta:word-count="106" meta:character-count="764" meta:non-whitespace-character-count="660"/>
  </office:meta>
</office:document-meta>
</file>